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5fdc" officeooo:paragraph-rsid="00015fd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rsid="00015fdc" officeooo:paragraph-rsid="00015fdc"/>
    </style:style>
    <style:style style:name="T1" style:family="text">
      <style:text-properties officeooo:rsid="00015fd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 text:c="52"/>Upputuri Siddhu Viswanadh</text:span><text:line-break/> <text:s text:c="51"/>Parchoor, Andhra Pradesh, India – 523169<text:line-break/> <text:s text:c="51"/>Phone: +91 85550 70688<text:line-break/> <text:s text:c="51"/>Email: usviswanadh0821@gmail.com</text:p>
      <text:p text:style-name="Horizontal_20_Line"/>
      <text:h text:style-name="Heading_20_3" text:outline-level="3"><text:span text:style-name="Strong_20_Emphasis">Career Objective</text:span></text:h>
      <text:p text:style-name="Text_20_body">Motivated and detail-oriented individual with a strong background in Electrical and Computer Sciences, seeking to contribute effectively in a technology-driven environment. Currently working as a Coordinator at Surya Tech Solutions, aiming to leverage technical knowledge and coordination skills for organizational growth.</text:p>
      <text:p text:style-name="Horizontal_20_Line"/>
      <text:h text:style-name="Heading_20_3" text:outline-level="3"><text:span text:style-name="Strong_20_Emphasis">Education</text:span></text:h>
      <text:p text:style-name="Text_20_body"><text:span text:style-name="Strong_20_Emphasis">Bachelor of Technology (B.Tech) in Computer Science</text:span><text:line-break/><text:span text:style-name="Emphasis">Newton's Institute of Science and Technology, Alugurajupally, Koppunar, Macherla</text:span><text:line-break/>2022 – Present</text:p>
      <text:p text:style-name="Text_20_body"><text:span text:style-name="Strong_20_Emphasis">Diploma in Electrical and Electronics Engineering (EEE)</text:span><text:line-break/><text:span text:style-name="Emphasis">Sangai International University</text:span><text:line-break/>2019 – 2022<text:line-break/><text:span text:style-name="Strong_20_Emphasis">Percentage:</text:span> 75%</text:p>
      <text:p text:style-name="Text_20_body"><text:span text:style-name="Strong_20_Emphasis">10th Class (Secondary School)</text:span><text:line-break/><text:span text:style-name="Emphasis">NRI Indian Spring’s School</text:span><text:line-break/>Passed with GPA: 9.5</text:p>
      <text:p text:style-name="Horizontal_20_Line"/>
      <text:h text:style-name="Heading_20_3" text:outline-level="3"><text:span text:style-name="Strong_20_Emphasis">Professional Experience</text:span></text:h>
      <text:p text:style-name="Text_20_body"><text:span text:style-name="Strong_20_Emphasis">Surya Tech Solutions</text:span> – Hyderabad<text:line-break/><text:span text:style-name="Strong_20_Emphasis">Coordinator</text:span><text:line-break/><text:span text:style-name="Emphasis">Dec 2023 – Present</text:span></text:p>
      <text:list text:style-name="L1">
        <text:list-item>
          <text:p text:style-name="P2">Managing project coordination and team communication.</text:p>
        </text:list-item>
        <text:list-item>
          <text:p text:style-name="P2">Supporting daily operations and assisting in project execution.</text:p>
        </text:list-item>
        <text:list-item>
          <text:p text:style-name="P2">Handling documentation and client interactions.</text:p>
        </text:list-item>
      </text:list>
      <text:p text:style-name="Horizontal_20_Line"/>
      <text:h text:style-name="Heading_20_3" text:outline-level="3"><text:span text:style-name="Strong_20_Emphasis">Technical Skills</text:span></text:h>
      <text:list text:style-name="L2">
        <text:list-item>
          <text:p text:style-name="P3">Programming Basics: C, Python (Beginner level)</text:p>
        </text:list-item>
        <text:list-item>
          <text:p text:style-name="P3">MS Office (Word, Excel, PowerPoint)</text:p>
        </text:list-item>
        <text:list-item>
          <text:p text:style-name="P3">Coordination and communication tools</text:p>
        </text:list-item>
        <text:list-item>
          <text:p text:style-name="P3">Basic Networking and Hardware knowledge</text:p>
        </text:list-item>
      </text:list>
      <text:p text:style-name="Horizontal_20_Line"><text:soft-page-break/></text:p>
      <text:h text:style-name="Heading_20_3" text:outline-level="3"><text:span text:style-name="Strong_20_Emphasis">Personal Details</text:span></text:h>
      <text:list text:style-name="L3">
        <text:list-item>
          <text:p text:style-name="P4"><text:span text:style-name="Strong_20_Emphasis">Date of Birth:</text:span> <text:span text:style-name="T1">21/12/2003</text:span></text:p>
        </text:list-item>
        <text:list-item>
          <text:p text:style-name="P4"><text:span text:style-name="Strong_20_Emphasis">Languages Known:</text:span> English, Telugu, Hindi</text:p>
        </text:list-item>
        <text:list-item>
          <text:p text:style-name="P4"><text:span text:style-name="Strong_20_Emphasis">Nationality:</text:span> Indian</text:p>
        </text:list-item>
        <text:list-item>
          <text:p text:style-name="P4"><text:span text:style-name="Strong_20_Emphasis">Current Location:</text:span> Parchoor, Andhra Pradesh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27:53.141000000</meta:creation-date>
    <dc:date>2025-05-14T16:31:14.275000000</dc:date>
    <meta:editing-duration>PT3M22S</meta:editing-duration>
    <meta:editing-cycles>1</meta:editing-cycles>
    <meta:document-statistic meta:table-count="0" meta:image-count="0" meta:object-count="0" meta:page-count="2" meta:paragraph-count="22" meta:word-count="182" meta:character-count="1589" meta:non-whitespace-character-count="1227"/>
    <meta:generator>LibreOffice/7.6.4.1$Windows_X86_64 LibreOffice_project/e19e193f88cd6c0525a17fb7a176ed8e6a3e2aa1</meta:generator>
  </office:meta>
</office:document-meta>
</file>